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d310"/>
    </style:style>
    <style:style style:name="P2" style:family="paragraph" style:parent-style-name="Standard">
      <style:paragraph-properties fo:text-align="start" style:justify-single-word="false"/>
      <style:text-properties officeooo:paragraph-rsid="001cd310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cd310"/>
    </style:style>
    <style:style style:name="P4" style:family="paragraph" style:parent-style-name="Standard">
      <style:paragraph-properties fo:text-align="center" style:justify-single-word="false"/>
      <style:text-properties officeooo:rsid="0031cb39" officeooo:paragraph-rsid="001cd310"/>
    </style:style>
    <style:style style:name="P5" style:family="paragraph" style:parent-style-name="Standard">
      <style:paragraph-properties fo:text-align="start" style:justify-single-word="false"/>
      <style:text-properties officeooo:rsid="002bf23c" officeooo:paragraph-rsid="001cd310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cf9fb" officeooo:paragraph-rsid="001cd310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e47ae" officeooo:paragraph-rsid="001cd310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67613" officeooo:paragraph-rsid="001cd3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1cb39" officeooo:paragraph-rsid="001cd310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bf23c" officeooo:paragraph-rsid="001cd310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7ac16" officeooo:paragraph-rsid="001cd310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e1f58" officeooo:paragraph-rsid="002038ad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e47ae" officeooo:paragraph-rsid="001cd310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f9fb" officeooo:paragraph-rsid="001cd310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1cd31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style:text-position="super 58%" officeooo:rsid="00267613"/>
    </style:style>
    <style:style style:name="T4" style:family="text">
      <style:text-properties style:text-position="super 58%" officeooo:rsid="0024cba0"/>
    </style:style>
    <style:style style:name="T5" style:family="text">
      <style:text-properties officeooo:rsid="001dc388"/>
    </style:style>
    <style:style style:name="T6" style:family="text">
      <style:text-properties officeooo:rsid="0028b65e"/>
    </style:style>
    <style:style style:name="T7" style:family="text">
      <style:text-properties officeooo:rsid="002e4c30"/>
    </style:style>
    <style:style style:name="T8" style:family="text">
      <style:text-properties style:font-name="Standard Symbols L" officeooo:rsid="002e4c30"/>
    </style:style>
    <style:style style:name="T9" style:family="text">
      <style:text-properties officeooo:rsid="001a02bd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267613"/>
    </style:style>
    <style:style style:name="T12" style:family="text">
      <style:text-properties style:text-position="0% 100%" officeooo:rsid="002b4de3"/>
    </style:style>
    <style:style style:name="T13" style:family="text">
      <style:text-properties officeooo:rsid="002e47ae"/>
    </style:style>
    <style:style style:name="T14" style:family="text">
      <style:text-properties style:font-name="Symbol" officeooo:rsid="002e47ae"/>
    </style:style>
    <style:style style:name="T15" style:family="text">
      <style:text-properties officeooo:rsid="002d41c6"/>
    </style:style>
    <style:style style:name="T16" style:family="text">
      <style:text-properties officeooo:rsid="001cd310"/>
    </style:style>
    <style:style style:name="T17" style:family="text">
      <style:text-properties officeooo:rsid="001e6f60"/>
    </style:style>
    <style:style style:name="T18" style:family="text">
      <style:text-properties officeooo:rsid="00215967"/>
    </style:style>
    <style:style style:name="T19" style:family="text">
      <style:text-properties officeooo:rsid="002367cf"/>
    </style:style>
    <style:style style:name="T20" style:family="text">
      <style:text-properties officeooo:rsid="0024993f"/>
    </style:style>
    <style:style style:name="T21" style:family="text">
      <style:text-properties style:font-name="Liberation Serif1" officeooo:rsid="0024993f"/>
    </style:style>
    <style:style style:name="T22" style:family="text">
      <style:text-properties officeooo:rsid="0024cb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7" style:data-style-name="N0">8.07</text:variable-set>: <text:span text:style-name="T5">Torque and Moment of Inertia</text:span></text:p>
      <text:p text:style-name="P4"/>
      <text:list xml:id="list5230716291724854606" text:style-name="L1">
        <text:list-item>
          <text:p text:style-name="P9">A bicycle is placed upside down during a <text:span text:style-name="T6">maintenance</text:span> check. <text:s/>The front wheel (m=1.<text:span text:style-name="T16">4</text:span> kg) is allowed to spin at a rate of <text:span text:style-name="T9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920140713409" text:continue-numbering="true" text:style-name="L1">
        <text:list-item>
          <text:p text:style-name="P10"><text:span text:style-name="T11">A motor in an electric saw brings the circular blade from rest up to the rated angular velocity of 80 rotations per second. The saw spins 240 times as it accelerates. <text:s/>The blade has a moment of </text:span><text:span text:style-name="T12">inertia</text:span><text:span text:style-name="T11"> of 1.41 kg m</text:span><text:span text:style-name="T3">2</text:span><text:span text:style-name="T11">. <text:s/>What is the net torque applied by the motor?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5"/>
      <text:list xml:id="list71920529003220" text:continue-numbering="true" text:style-name="L1">
        <text:list-item>
          <text:p text:style-name="P10"><text:span text:style-name="T7">A 40 m long hose is initially spooled around a reel that is initially at rest. <text:s/>The moment of inertia of the reel is 0.44 kg m</text:span><text:span text:style-name="T2">2</text:span><text:span text:style-name="T7">. <text:s/>Its radius is 0.16 m. <text:s/>When the reel is turning, a frictional torque of magnitude 3.4 m</text:span><text:span text:style-name="T8">´</text:span><text:span text:style-name="T7">N acts on the wheel. <text:s/>If the hose is pulled so that the tension in the hose is a constant 25N, how long does it take to unwind the hose from the reel?</text:span></text:p>
        </text:list-item>
      </text:list>
      <text:p text:style-name="P5"/>
      <text:p text:style-name="P5"/>
      <text:p text:style-name="P5"/>
      <text:p text:style-name="P5"/>
      <text:p text:style-name="P5"/>
      <text:list xml:id="list71919203772852" text:continue-numbering="true" text:style-name="L1">
        <text:list-item>
          <text:p text:style-name="P11">Nathaniel is playing soccer when is allowed to perform a penalty kick. <text:s/>When he kicks the ball, the ball curves due to its rotation. <text:s/>The ball goes from rest to rotating at a rate of <text:span text:style-name="T20">3</text:span><text:span text:style-name="T21">π</text:span><text:span text:style-name="T20"> radians </text:span>per second. <text:s/>The mass of the ball is 0.426 kg, and the radius is 0.11m. <text:s/><text:span text:style-name="T18">His foot is in contact with the ball for 0.07 s.</text:span></text:p>
          <text:list>
            <text:list-item>
              <text:p text:style-name="P11">What is the moment of inertia of the ball?</text:p>
            </text:list-item>
          </text:list>
          <text:p text:style-name="P15"/>
          <text:p text:style-name="P15"/>
          <text:p text:style-name="P15"/>
          <text:p text:style-name="P15"/>
          <text:p text:style-name="P11"/>
          <text:list text:continue-numbering="true">
            <text:list-item>
              <text:p text:style-name="P11">What is the torque that Nathaniel used on the ball?</text:p>
            </text:list-item>
          </text:list>
          <text:p text:style-name="P10"/>
        </text:list-item>
      </text:list>
      <text:p text:style-name="P5"/>
      <text:list xml:id="list71920796939437" text:continue-numbering="true" text:style-name="L1">
        <text:list-item>
          <text:p text:style-name="P10"><text:soft-page-break/>A 75 kg man stands on a <text:span text:style-name="T17">6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10">Calculate the angular acceleration of the platform. <text:s/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1919300580994" text:continue-numbering="true" text:style-name="L1">
        <text:list-item>
          <text:list>
            <text:list-item>
              <text:p text:style-name="P10">If the man can catch the platform when it has rotated 45 degrees, what is the time he has to react?</text:p>
            </text:list-item>
          </text:list>
        </text:list-item>
      </text:list>
      <text:p text:style-name="P5"/>
      <text:list xml:id="list71919753859228" text:continue-numbering="true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5"/>
      <text:p text:style-name="P5"/>
      <text:p text:style-name="P5"/>
      <text:p text:style-name="P2"/>
      <text:p text:style-name="P1"/>
      <text:list xml:id="list71920816221550" text:continue-numbering="true" text:style-name="L1">
        <text:list-item>
          <text:p text:style-name="P12">A CD can be though of as a solid disk. <text:s/><text:span text:style-name="T13">It has a mass of 0.0144 g. <text:s/>When a CD is loaded into a player, it accelerates from rest to 960</text:span><text:span text:style-name="T14">p</text:span><text:span text:style-name="T13"> radians per second. <text:s/>It takes 5 seconds to accelerate. <text:s/>The radius of a CD is 120 mm.</text:span></text:p>
          <text:list>
            <text:list-item>
              <text:p text:style-name="P13">What is the moment of inertia of the CD?</text:p>
            </text:list-item>
          </text:list>
          <text:p text:style-name="P13"/>
          <text:p text:style-name="P13"/>
          <text:p text:style-name="P13"/>
          <text:p text:style-name="P13"/>
          <text:p text:style-name="P13"/>
          <text:list text:continue-numbering="true">
            <text:list-item>
              <text:p text:style-name="P13">What is the torque the player puts on the CD? 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1919394810753" text:continue-numbering="true" text:style-name="L1">
        <text:list-item>
          <text:p text:style-name="P14">Beauford and Beaulah are walking through the park one day in the merry merry month of <text:span text:style-name="T15">M</text:span>ay. Beauford has a mass of 55 kg. <text:s/>Beaulah has a mass 125 kg. <text:s/><text:span text:style-name="T15">They decide to try to ride on the see-saw, but realize that their masses are very different. <text:s/>If Beauford sits 2 meters from the center of the see-saw, how far should Beaulah sit in order for them to be balanced?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4cba0"/>
    </style:style>
    <style:style style:name="MT2" style:family="text">
      <style:text-properties style:text-position="super 58%" officeooo:rsid="0024cba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8-04-11T07:19:19.013069886" text:date-adjust="PT24H00M00S">04/12/18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2</text:page-number>/<text:page-count>2</text:page-count><text:tab/>Assignment <text:variable-get text:name="Assignment" style:data-style-name="N0">8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38113881</meta:creation-date>
    <meta:editing-duration>PT11M37S</meta:editing-duration>
    <meta:editing-cycles>14</meta:editing-cycles>
    <meta:generator>LibreOffice/5.2.7.2$Linux_X86_64 LibreOffice_project/20$Build-2</meta:generator>
    <dc:date>2018-04-11T07:19:18.942497560</dc:date>
    <meta:print-date>2018-04-11T07:19:06.453800133</meta:print-date>
    <meta:document-statistic meta:table-count="0" meta:image-count="2" meta:object-count="0" meta:page-count="2" meta:paragraph-count="16" meta:word-count="525" meta:character-count="2618" meta:non-whitespace-character-count="2058"/>
  </office:meta>
</office:document-meta>
</file>